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11.594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1.594cm" svg:x="1.4cm" svg:y="0.422cm" presentation:class="title" presentation:user-transformed="true">
          <draw:text-box>
            <text:p text:style-name="P1"><text:line-break/><text:line-break/><text:line-break/><text:line-break/>Guida allo sviluppo collaborativo<text:line-break/><text:span text:style-name="T1">Riccardo Magliocchet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5-04-12T21:03:25.100999045</dc:date>
    <meta:editing-duration>PT36M4S</meta:editing-duration>
    <meta:editing-cycles>7</meta:editing-cycles>
    <meta:generator>LibreOffice/4.3.3.2$Linux_X86_64 LibreOffice_project/430m0$Build-2</meta:generator>
    <meta:document-statistic meta:object-count="35"/>
  </office:meta>
</office:document-meta>
</file>